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4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36cm" fo:min-width="9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8cm" fo:min-width="7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7.7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805cm" fo:min-width="12.7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7cm" fo:min-width="12.7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23cm" fo:min-width="21.34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8.333cm" style:use-optimal-column-width="false"/>
    </style:style>
    <style:style style:name="ro1" style:family="table-row">
      <style:table-row-properties style:row-height="1.598cm"/>
    </style:style>
    <style:style style:name="ce1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font-family="'Droid Sans Mono'" style:font-family-generic="swiss" style:font-pitch="fixed"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family="'Droid Sans Mono'" style:font-family-generic="swiss" style:font-pitch="fixed" fo:font-size="21.6000003814697pt" style:font-size-asian="21.6000003814697pt" style:font-size-complex="21.6000003814697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family="'Droid Sans Mono'" style:font-family-generic="swiss" style:font-pitch="fixed"/>
    </style:style>
    <style:style style:name="P9" style:family="paragraph">
      <style:text-properties fo:font-family="'Droid Sans Mono'" style:font-family-generic="swiss" style:font-pitch="fixed" fo:font-size="26pt" style:font-size-asian="26pt" style:font-size-complex="26pt"/>
    </style:style>
    <style:style style:name="P10" style:family="paragraph">
      <style:text-properties fo:font-family="'Droid Sans Mono'" style:font-family-generic="swiss" style:font-pitch="fixed"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P13" style:family="paragraph">
      <style:text-properties fo:font-family="'Droid Sans Mono'" style:font-family-generic="swiss" style:font-pitch="fixed" fo:font-size="23pt" style:font-size-asian="23pt" style:font-size-complex="23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font-family="'Droid Sans Mono'" style:font-family-generic="swiss" style:font-pitch="fixed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Droid Sans Mono'" style:font-family-generic="swiss" style:font-pitch="fixed" fo:font-size="21.6000003814697pt" style:font-size-asian="21.6000003814697pt" style:font-size-complex="21.6000003814697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Droid Sans Mono'" style:font-family-generic="swiss" style:font-pitch="fixed" fo:font-size="26pt" style:font-size-asian="26pt" style:font-size-complex="26pt"/>
    </style:style>
    <style:style style:name="T8" style:family="text">
      <style:text-properties fo:font-family="'Droid Sans Mono'" style:font-family-generic="swiss" style:font-pitch="fixed" fo:font-size="28pt" style:font-size-asian="28pt" style:font-size-complex="28pt"/>
    </style:style>
    <style:style style:name="T9" style:family="text">
      <style:text-properties fo:font-weight="bold"/>
    </style:style>
    <style:style style:name="T10" style:family="text">
      <style:text-properties fo:font-family="'Droid Sans Mono'" style:font-family-generic="swiss" style:font-pitch="fixed" fo:font-size="24pt" style:font-size-asian="24pt" style:font-size-complex="24pt"/>
    </style:style>
    <style:style style:name="T11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Droid Sans Mono'" style:font-family-generic="swiss" style:font-pitch="fixed" fo:font-size="23pt" style:font-size-asian="23pt" style:font-size-complex="23pt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86 and amd64 Assembly Languag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USNA IWG</text:p>
            <text:p>v 0.1.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Assembly Languag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ecause many computer exploit techniques are low-level</text:p>
                <text:list>
                  <text:list-item>
                    <text:p>Assembly language skills are necessary to reverse engineer software binaries</text:p>
                  </text:list-item>
                  <text:list-item>
                    <text:p>Exploit payloads are usually written in assembly</text:p>
                  </text:list-item>
                </text:list>
              </text:list-item>
              <text:list-item>
                <text:p>Bottom line: <text:s/>You need to know what is going on in the machine. <text:s/>C isn't close enough to the met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x86 ISA</text:p>
          </draw:text-box>
        </draw:frame>
        <draw:frame presentation:style-name="pr4" draw:layer="layout" svg:width="25.27cm" svg:height="12.179cm" svg:x="1.4cm" svg:y="4.914cm" presentation:class="outline" presentation:user-transformed="true">
          <draw:text-box>
            <text:list text:style-name="L2">
              <text:list-item>
                <text:p>Not easy like MIPS...</text:p>
              </text:list-item>
              <text:list-item>
                <text:p>Little Endian (0xDEADBEEF = |EF|BE|AD|DE| )</text:p>
              </text:list-item>
              <text:list-item>
                <text:p>CISC Architecture, evolved from 16 bit ISA</text:p>
                <text:list>
                  <text:list-item>
                    <text:p>This is why a 'word' in x86 is always 2 bytes</text:p>
                  </text:list-item>
                  <text:list-item>
                    <text:p>dword 4 bytes, qword 8 bytes</text:p>
                  </text:list-item>
                </text:list>
              </text:list-item>
              <text:list-item>
                <text:p>Complex, with many variants</text:p>
              </text:list-item>
              <text:list-item>
                <text:p>BUT, it's VERY widespr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Note on Syntax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We'll be using the Intel syntax</text:p>
                <text:list>
                  <text:list-item>
                    <text:p>I think this is somewhat arbitrarily easier</text:p>
                  </text:list-item>
                </text:list>
              </text:list-item>
              <text:list-item>
                <text:p>There's another syntax called AT&amp;T syntax</text:p>
                <text:list>
                  <text:list-item>
                    <text:p>All the same instructions, but order of arguments changes in some cases</text:p>
                  </text:list-item>
                  <text:list-item>
                    <text:p>Registers prefixed with %, immediates with $</text:p>
                  </text:list-item>
                  <text:list-item>
                    <text:p>If you see assembly that looks a little funny, this is probably what it is. <text:s/>You'll pick it up la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ief Note on Segments</text:p>
          </draw:text-box>
        </draw:frame>
        <draw:frame presentation:style-name="pr4" draw:layer="layout" svg:width="26.162cm" svg:height="12.179cm" svg:x="1.016cm" svg:y="4.914cm" presentation:class="outline" presentation:user-transformed="true">
          <draw:text-box>
            <text:list text:style-name="L2">
              <text:list-item>
                <text:p>Segment Registers</text:p>
                <text:list>
                  <text:list-item>
                    <text:p>CS, DS, ES, FS, GS, SS</text:p>
                  </text:list-item>
                  <text:list-item>
                    <text:p>Don't touch them! Pretend they don't exist</text:p>
                  </text:list-item>
                  <text:list-item>
                    <text:p>Relic of old processors (pre 80386, i.e. before 1985)</text:p>
                  </text:list-item>
                </text:list>
              </text:list-item>
              <text:list-item>
                <text:p>99.999% of the time: flat memory model</text:p>
                <text:list>
                  <text:list-item>
                    <text:p>This means segments aren't us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Sections of a process image</text:p>
          </draw:text-box>
        </draw:frame>
        <draw:frame presentation:style-name="pr4" draw:layer="layout" svg:width="12.023cm" svg:height="15.494cm" svg:x="1.4cm" svg:y="4.826cm" presentation:class="outline" presentation:user-transformed="true">
          <draw:text-box>
            <text:list text:style-name="L2">
              <text:list-item>
                <text:p><text:span text:style-name="T1">.data</text:span></text:p>
                <text:list>
                  <text:list-item>
                    <text:p>Initialized data</text:p>
                  </text:list-item>
                </text:list>
              </text:list-item>
              <text:list-item>
                <text:p><text:span text:style-name="T1">.bss</text:span></text:p>
                <text:list>
                  <text:list-item>
                    <text:p>Uninitialized data (0)</text:p>
                  </text:list-item>
                </text:list>
              </text:list-item>
              <text:list-item>
                <text:p><text:span text:style-name="T1">.text</text:span></text:p>
                <text:list>
                  <text:list-item>
                    <text:p>Code</text:p>
                  </text:list-item>
                  <text:list-item>
                    <text:p>Entry Point (<text:span text:style-name="T1">_start</text:span>)</text:p>
                  </text:list-item>
                </text:list>
              </text:list-item>
              <text:list-item>
                <text:p>The Stack</text:p>
                <text:list>
                  <text:list-item>
                    <text:p>Local variables</text:p>
                  </text:list-item>
                </text:list>
              </text:list-item>
              <text:list-item>
                <text:p>The Heap</text:p>
                <text:list>
                  <text:list-item>
                    <text:p>Dynamically allocated memory (malloc, new)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4.986cm" svg:height="15.66cm" svg:x="12.446cm" svg:y="4.914cm" presentation:class="outline" presentation:user-transformed="true">
          <draw:text-box>
            <text:list text:style-name="L2">
              <text:list-header>
                <text:p><text:span text:style-name="T2">section .data:</text:span></text:p>
                <text:list>
                  <text:list-header>
                    <text:p><text:span text:style-name="T2">message: db 'Hello World!'</text:span></text:p>
                    <text:p><text:span text:style-name="T2">bufsz: <text:s text:c="2"/>dd 1024</text:span></text:p>
                  </text:list-header>
                </text:list>
                <text:p><text:span text:style-name="T2">section .bss:</text:span></text:p>
                <text:list>
                  <text:list-header>
                    <text:p><text:span text:style-name="T2">fname: <text:s text:c="2"/>resb 255</text:span></text:p>
                    <text:p><text:span text:style-name="T2">num: <text:s text:c="4"/>resd 1</text:span></text:p>
                  </text:list-header>
                </text:list>
                <text:p><text:span text:style-name="T2">section .text:</text:span></text:p>
                <text:p><text:span text:style-name="T2">global _start</text:span></text:p>
                <text:p><text:span text:style-name="T2">_start:</text:span></text:p>
                <text:list>
                  <text:list-header>
                    <text:p><text:span text:style-name="T2">(...)</text:span></text:p>
                    <text:p><text:span text:style-name="T2">call main</text:span></text:p>
                    <text:p><text:span text:style-name="T2">(...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gisters</text:p>
          </draw:text-box>
        </draw:frame>
        <draw:frame presentation:style-name="pr4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General Purpose (eax, ebx, ecx, edx)</text:p>
                <text:list>
                  <text:list-item>
                    <text:p>There's some leftovers from 16 bit days though...</text:p>
                  </text:list-item>
                  <text:list-item>
                    <text:p>Reg w/o 'e' (ax, bx, cx, dx): low 16 bits</text:p>
                  </text:list-item>
                  <text:list-item>
                    <text:p>ah, bh, ch, dh are high byte of ax, bx, cx, dx</text:p>
                  </text:list-item>
                  <text:list-item>
                    <text:p>al, bl, cl, dl are low byte of ax, bx, cx, dx</text:p>
                  </text:list-item>
                </text:list>
              </text:list-item>
              <text:list-item>
                <text:p>Stack pointer (esp)</text:p>
              </text:list-item>
              <text:list-item>
                <text:p>Base pointer (ebp)</text:p>
              </text:list-item>
              <text:list-item>
                <text:p>Index Registers (edi, esi)</text:p>
                <text:list>
                  <text:list-item>
                    <text:p>Basically GPRs that can be used w/ certain instr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tandard Instructions</text:p>
          </draw:text-box>
        </draw:frame>
        <draw:frame presentation:style-name="pr4" draw:text-style-name="P2" draw:layer="layout" svg:width="18.034cm" svg:height="12.179cm" svg:x="1.016cm" svg:y="4.914cm" presentation:class="outline" presentation:user-transformed="true">
          <draw:text-box>
            <text:list text:style-name="L2">
              <text:list-item>
                <text:p><text:span text:style-name="T3">Move (=) (reg/reg, reg/imm, mem/reg, reg/mem)</text:span></text:p>
              </text:list-item>
              <text:list-item>
                <text:p><text:span text:style-name="T3">Add (+=), (reg/reg, reg/imm)</text:span></text:p>
              </text:list-item>
              <text:list-item>
                <text:p><text:span text:style-name="T3">Subtract (-=) (reg/reg, reg/imm)</text:span></text:p>
              </text:list-item>
              <text:list-item>
                <text:p><text:span text:style-name="T3">Increment (++)/Decrement (--) (reg)</text:span></text:p>
              </text:list-item>
              <text:list-item>
                <text:p><text:span text:style-name="T3">Call (function call) (imm, reg)</text:span></text:p>
              </text:list-item>
              <text:list-item>
                <text:p><text:span text:style-name="T3">Return (return) (void)</text:span></text:p>
              </text:list-item>
              <text:list-item>
                <text:p><text:span text:style-name="T3">Load Effective Address (= &amp;foo) (reg/mem)</text:span></text:p>
              </text:list-item>
              <text:list-item>
                <text:p><text:span text:style-name="T3">Push () (reg, imm)</text:span></text:p>
              </text:list-item>
              <text:list-item>
                <text:p><text:span text:style-name="T3">Pop () (reg)</text:span></text:p>
              </text:list-item>
            </text:list>
          </draw:text-box>
        </draw:frame>
        <draw:frame presentation:style-name="pr4" draw:text-style-name="P3" draw:layer="layout" svg:width="8.522cm" svg:height="12.179cm" svg:x="19.478cm" svg:y="4.914cm" presentation:class="outline" presentation:user-transformed="true">
          <draw:text-box>
            <text:list text:style-name="L2">
              <text:list-header>
                <text:p><text:span text:style-name="T4">mov eax,ebx</text:span></text:p>
                <text:p><text:span text:style-name="T4">add eax, ebx</text:span></text:p>
                <text:p><text:span text:style-name="T4">sub eax, ebx</text:span></text:p>
                <text:p><text:span text:style-name="T4">inc eax</text:span></text:p>
                <text:p><text:span text:style-name="T4">call printf</text:span></text:p>
                <text:p><text:span text:style-name="T4">ret</text:span></text:p>
                <text:p><text:span text:style-name="T4">lea eax, [foo]</text:span></text:p>
                <text:p><text:span text:style-name="T4">push 8</text:span></text:p>
                <text:p><text:span text:style-name="T4">pop eb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More Instructions</text:p>
          </draw:text-box>
        </draw:frame>
        <draw:frame presentation:style-name="pr4" draw:text-style-name="P2" draw:layer="layout" svg:width="18.034cm" svg:height="15.914cm" svg:x="1.016cm" svg:y="4.914cm" presentation:class="outline" presentation:user-transformed="true">
          <draw:text-box>
            <text:list text:style-name="L2">
              <text:list-item>
                <text:p><text:span text:style-name="T3">Bitwise And (&amp;=), (reg/reg, reg/imm)</text:span></text:p>
              </text:list-item>
              <text:list-item>
                <text:p><text:span text:style-name="T3">Bitwise Or (|=), (reg/reg, reg/imm)</text:span></text:p>
              </text:list-item>
              <text:list-item>
                <text:p><text:span text:style-name="T3">Bitwise XOr (^=), (reg/reg, reg/imm)</text:span></text:p>
              </text:list-item>
              <text:list-item>
                <text:p><text:span text:style-name="T3">Shifts (&gt;&gt;=/&lt;&lt;=), (reg/reg, reg/imm)</text:span></text:p>
              </text:list-item>
              <text:list-item>
                <text:p><text:span text:style-name="T3">Interrupt (syscall), (imm)</text:span></text:p>
              </text:list-item>
              <text:list-item>
                <text:p><text:span text:style-name="T3">Call (function call) (imm, reg)</text:span></text:p>
              </text:list-item>
              <text:list-item>
                <text:p><text:span text:style-name="T3">Return (return) (void)</text:span></text:p>
              </text:list-item>
              <text:list-item>
                <text:p><text:span text:style-name="T3">Jump (goto, if/else) (reg/mem)</text:span></text:p>
                <text:p><text:span text:style-name="T3"/></text:p>
                <text:p><text:span text:style-name="T3"/></text:p>
                <text:p><text:span text:style-name="T3">* We'll go over many, many different jumps later</text:span></text:p>
              </text:list-item>
            </text:list>
          </draw:text-box>
        </draw:frame>
        <draw:frame presentation:style-name="pr4" draw:text-style-name="P3" draw:layer="layout" svg:width="8.522cm" svg:height="12.179cm" svg:x="19.478cm" svg:y="4.914cm" presentation:class="outline" presentation:user-transformed="true">
          <draw:text-box>
            <text:list text:style-name="L2">
              <text:list-header>
                <text:p><text:span text:style-name="T4">and eax, ebx</text:span></text:p>
                <text:p><text:span text:style-name="T4">or eax, ebx</text:span></text:p>
                <text:p><text:span text:style-name="T4">xor eax, ebx</text:span></text:p>
                <text:p><text:span text:style-name="T4">shl eax, 2</text:span></text:p>
                <text:p><text:span text:style-name="T4">int 80h</text:span></text:p>
                <text:p><text:span text:style-name="T4">call printf</text:span></text:p>
                <text:p><text:span text:style-name="T4">ret</text:span></text:p>
                <text:p><text:span text:style-name="T4">jmp* foo 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y Addressing</text:p>
          </draw:text-box>
        </draw:frame>
        <draw:frame presentation:style-name="pr4" draw:layer="layout" svg:width="25.27cm" svg:height="12.179cm" svg:x="1.4cm" svg:y="4.914cm" presentation:class="outline" presentation:user-transformed="true">
          <draw:text-box>
            <text:list text:style-name="L2">
              <text:list-item>
                <text:p>A memory arg, denoted like [foo], refers to the value at that location (i.e. *foo).</text:p>
              </text:list-item>
              <text:list-item>
                <text:p>Labels can be immediates (foo), or memory ([foo]). <text:s/>Registers also can be memory ([eax])</text:p>
              </text:list-item>
              <text:list-item>
                <text:p>3 Parts (summed together):</text:p>
                <text:list>
                  <text:list-item>
                    <text:p>Base (any GPR, ebp, esp, esi, edi)</text:p>
                  </text:list-item>
                  <text:list-item>
                    <text:p>Index (any GPR, ebp, esi, edi) * Scale (1, 2, 4, or 8)</text:p>
                  </text:list-item>
                  <text:list-item>
                    <text:p>Displacement (imm32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936cm" svg:height="1.517cm" svg:x="4.064cm" svg:y="18.288cm">
          <draw:text-box>
            <text:p text:style-name="P4"><text:span text:style-name="T5">[Base + Index*Scale + Displacemen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The Stack Frame</text:p>
          </draw:text-box>
        </draw:frame>
        <draw:frame presentation:style-name="pr4" draw:layer="layout" svg:width="12.915cm" svg:height="15.406cm" svg:x="0.508cm" svg:y="4.914cm" presentation:class="outline" presentation:user-transformed="true">
          <draw:text-box>
            <text:list text:style-name="L2">
              <text:list-item>
                <text:p>Stack grows DOWN</text:p>
              </text:list-item>
              <text:list-item>
                <text:p>“Standard” C calling convention:</text:p>
                <text:list>
                  <text:list-item>
                    <text:p>Args pushed from right to left</text:p>
                  </text:list-item>
                  <text:list-item>
                    <text:p>Return address handled by call/ret instructions </text:p>
                  </text:list-item>
                  <text:list-item>
                    <text:p>Caller cleans the stack</text:p>
                  </text:list-item>
                  <text:list-item>
                    <text:p>Return in eax</text:p>
                  </text:list-item>
                  <text:list-item>
                    <text:p>eax, ecx, edx clobbered </text:p>
                  </text:list-item>
                </text:list>
              </text:list-item>
            </text:list>
          </draw:text-box>
        </draw:frame>
        <draw:frame draw:style-name="standard" draw:layer="layout" svg:width="8.332cm" svg:height="11.185cm" svg:x="16.742cm" svg:y="6.535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3">args[n]</text:span></text:p>
              </table:table-cell>
            </table:table-row>
            <table:table-row table:style-name="ro1">
              <table:table-cell table:style-name="ce1">
                <text:p text:style-name="P6"><text:span text:style-name="T3">...</text:span></text:p>
              </table:table-cell>
            </table:table-row>
            <table:table-row table:style-name="ro1">
              <table:table-cell table:style-name="ce1">
                <text:p text:style-name="P6"><text:span text:style-name="T3">args[0]</text:span></text:p>
              </table:table-cell>
            </table:table-row>
            <table:table-row table:style-name="ro1">
              <table:table-cell table:style-name="ce1">
                <text:p text:style-name="P6"><text:span text:style-name="T3">Return Address</text:span></text:p>
              </table:table-cell>
            </table:table-row>
            <table:table-row table:style-name="ro1">
              <table:table-cell table:style-name="ce1">
                <text:p text:style-name="P6"><text:span text:style-name="T3">Saved Frame Pointer</text:span></text:p>
              </table:table-cell>
            </table:table-row>
            <table:table-row table:style-name="ro1">
              <table:table-cell table:style-name="ce1">
                <text:p text:style-name="P6"><text:span text:style-name="T3">Local Variables</text:span></text:p>
              </table:table-cell>
            </table:table-row>
            <table:table-row table:style-name="ro1">
              <table:table-cell table:style-name="ce1">
                <text:p text:style-name="P6"><text:span text:style-name="T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5.857cm" svg:height="0.962cm" draw:transform="rotate (-1.55631009400334) translate (26.362cm 8.608cm)">
          <draw:text-box>
            <text:p>Higher in the Stack</text:p>
          </draw:text-box>
        </draw:frame>
        <draw:frame draw:style-name="gr3" draw:layer="layout" svg:width="7.97cm" svg:height="0.962cm" draw:transform="rotate (1.55491383060175) translate (15.422cm 16.605cm)">
          <draw:text-box>
            <text:p>Higher Memory Addresses</text:p>
          </draw:text-box>
        </draw:frame>
        <draw:line draw:style-name="gr4" draw:text-style-name="P6" draw:layer="layout" svg:x1="16.002cm" svg:y1="8.636cm" svg:x2="16.002cm" svg:y2="6.604cm">
          <text:p/>
        </draw:line>
        <draw:line draw:style-name="gr4" draw:text-style-name="P6" draw:layer="layout" svg:x1="25.908cm" svg:y1="14.464cm" svg:x2="25.908cm" svg:y2="17.272cm">
          <text:p/>
        </draw:line>
        <draw:frame draw:style-name="gr3" draw:layer="layout" svg:width="5.053cm" svg:height="0.962cm" svg:x="18.569cm" svg:y="17.834cm">
          <draw:text-box>
            <text:p>Top of the Stack</text:p>
          </draw:text-box>
        </draw:frame>
        <draw:frame draw:style-name="gr5" draw:layer="layout" svg:width="6.582cm" svg:height="0.962cm" svg:x="18.034cm" svg:y="5.334cm">
          <draw:text-box>
            <text:p>Bottom of the Stack</text:p>
          </draw:text-box>
        </draw:frame>
        <draw:frame draw:style-name="gr3" draw:text-style-name="P7" draw:layer="layout" svg:width="2.09cm" svg:height="1.276cm" svg:x="25.088cm" svg:y="18.796cm">
          <draw:text-box>
            <text:p><text:span text:style-name="T6">esp</text:span></text:p>
          </draw:text-box>
        </draw:frame>
        <draw:frame draw:style-name="gr3" draw:text-style-name="P7" draw:layer="layout" svg:width="2.14cm" svg:height="1.276cm" svg:x="14.624cm" svg:y="18.536cm">
          <draw:text-box>
            <text:p><text:span text:style-name="T6">ebp</text:span></text:p>
          </draw:text-box>
        </draw:frame>
        <draw:line draw:style-name="gr4" draw:text-style-name="P6" draw:layer="layout" svg:x1="15.24cm" svg:y1="18.796cm" svg:x2="18.034cm" svg:y2="14.224cm">
          <text:p/>
        </draw:line>
        <draw:line draw:style-name="gr4" draw:text-style-name="P6" draw:layer="layout" svg:x1="25.088cm" svg:y1="19.304cm" svg:x2="23.622cm" svg:y2="18.54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at does a function look like?</text:p>
          </draw:text-box>
        </draw:frame>
        <draw:frame presentation:style-name="pr6" draw:text-style-name="P8" draw:layer="layout" svg:width="12.023cm" svg:height="12.18cm" svg:x="1.4cm" svg:y="4.914cm" presentation:class="outline">
          <draw:text-box>
            <text:list text:style-name="L2">
              <text:list-header>
                <text:p><text:span text:style-name="T1">int f(int x) {</text:span></text:p>
                <text:list>
                  <text:list-header>
                    <text:p><text:span text:style-name="T1">return x;</text:span></text:p>
                  </text:list-header>
                </text:list>
                <text:p><text:span text:style-name="T1">}</text:span></text:p>
              </text:list-header>
            </text:list>
          </draw:text-box>
        </draw:frame>
        <draw:frame presentation:style-name="pr6" draw:layer="layout" svg:width="12.023cm" svg:height="15.914cm" svg:x="14.025cm" svg:y="4.914cm" presentation:class="outline" presentation:user-transformed="true">
          <draw:text-box>
            <text:list text:style-name="L2">
              <text:list-header>
                <text:p><text:span text:style-name="T1">global f</text:span></text:p>
                <text:p><text:span text:style-name="T1">f:</text:span></text:p>
                <text:list>
                  <text:list-header>
                    <text:p><text:span text:style-name="T1">; prologue</text:span></text:p>
                    <text:p><text:span text:style-name="T1">push ebp</text:span></text:p>
                    <text:p><text:span text:style-name="T1">mov ebp, esp</text:span></text:p>
                    <text:p><text:span text:style-name="T1">; code</text:span></text:p>
                    <text:p><text:span text:style-name="T1">mov eax, [ebp+8]</text:span></text:p>
                    <text:p><text:span text:style-name="T1">; epilogue</text:span></text:p>
                    <text:p><text:span text:style-name="T1">mov esp, ebp</text:span></text:p>
                    <text:p><text:span text:style-name="T1">pop ebp</text:span></text:p>
                    <text:p><text:span text:style-name="T1">ret</text:span>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at does a function call look like?</text:p>
          </draw:text-box>
        </draw:frame>
        <draw:frame presentation:style-name="pr6" draw:text-style-name="P9" draw:layer="layout" svg:width="12.023cm" svg:height="12.18cm" svg:x="1.4cm" svg:y="4.914cm" presentation:class="outline">
          <draw:text-box>
            <text:list text:style-name="L2">
              <text:list-header>
                <text:p><text:span text:style-name="T7">ebx = f(ebx);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>ebx = f(ebx);</text:span></text:p>
              </text:list-header>
            </text:list>
          </draw:text-box>
        </draw:frame>
        <draw:frame presentation:style-name="pr6" draw:text-style-name="P10" draw:layer="layout" svg:width="14.11cm" svg:height="15.66cm" svg:x="11.938cm" svg:y="4.914cm" presentation:class="outline" presentation:user-transformed="true">
          <draw:text-box>
            <text:list text:style-name="L2">
              <text:list-header>
                <text:p><text:span text:style-name="T8">; handwritten style</text:span></text:p>
                <text:p><text:span text:style-name="T8">push ebx</text:span></text:p>
                <text:p><text:span text:style-name="T8">call f</text:span></text:p>
                <text:p><text:span text:style-name="T8">pop ecx <text:s text:c="2"/>; cleanup</text:span></text:p>
                <text:p><text:span text:style-name="T8">mov ebx, eax</text:span></text:p>
                <text:p><text:span text:style-name="T8"/></text:p>
                <text:p><text:span text:style-name="T8">; compiler style</text:span></text:p>
                <text:p><text:span text:style-name="T8">mov [esp], ebx</text:span></text:p>
                <text:p><text:span text:style-name="T8">call f</text:span></text:p>
                <text:p><text:span text:style-name="T8">mov ebx, eax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's this frame pointer thing for?</text:p>
          </draw:text-box>
        </draw:frame>
        <draw:frame presentation:style-name="pr4" draw:layer="layout" svg:width="24.639cm" svg:height="15.914cm" svg:x="1.4cm" svg:y="4.914cm" presentation:class="outline" presentation:user-transformed="true">
          <draw:text-box>
            <text:list text:style-name="L2">
              <text:list-item>
                <text:p>Sometimes easier than only using esp</text:p>
                <text:list>
                  <text:list-item>
                    <text:p>Constant offsets, even when you push/pop</text:p>
                  </text:list-item>
                </text:list>
              </text:list-item>
              <text:list-item>
                <text:p>Provides a linked list of stack frames</text:p>
              </text:list-item>
              <text:list-item>
                <text:p>BUT:</text:p>
                <text:list>
                  <text:list-item>
                    <text:p>A lot of compilers don't use it</text:p>
                    <text:list>
                      <text:list-item>
                        <text:p>Sometimes, will even optimize it out (makes debugging harder though)</text:p>
                      </text:list-item>
                    </text:list>
                  </text:list-item>
                  <text:list-item>
                    <text:p>Compilers rarely push/pop, so no need (esp is constant, so offsets are constant)</text:p>
                  </text:list-item>
                </text:list>
              </text:list-item>
              <text:list-item>
                <text:p>When do you <text:span text:style-name="T9">need</text:span> it?</text:p>
                <text:list>
                  <text:list-item>
                    <text:p>Dynamic stack allocation (RA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A more complex function...</text:p>
          </draw:text-box>
        </draw:frame>
        <draw:frame draw:style-name="gr6" draw:text-style-name="P12" draw:layer="layout" svg:width="10.16cm" svg:height="14.986cm" svg:x="0.508cm" svg:y="5.08cm">
          <draw:text-box>
            <text:p><text:span text:style-name="T10">void vulnerable() {</text:span></text:p>
            <text:p><text:span text:style-name="T10"><text:s text:c="3"/></text:span><text:span text:style-name="T10">char buf[256];</text:span></text:p>
            <text:p><text:span text:style-name="T10"><text:s text:c="3"/></text:span><text:span text:style-name="T10">gets(buf);</text:span></text:p>
            <text:p><text:span text:style-name="T10">}</text:span></text:p>
            <text:p><text:span text:style-name="T10"><text:s text:c="4"/></text:span></text:p>
          </draw:text-box>
        </draw:frame>
        <draw:frame draw:style-name="gr6" draw:text-style-name="P12" draw:layer="layout" svg:width="14.224cm" svg:height="17.999cm" svg:x="12.954cm" svg:y="5.08cm">
          <draw:text-box>
            <text:p><text:span text:style-name="T10">global vulnerable:</text:span></text:p>
            <text:p><text:span text:style-name="T10">vulnerable:</text:span></text:p>
            <text:p><text:span text:style-name="T10"><text:s text:c="3"/></text:span><text:span text:style-name="T10">; prologue</text:span></text:p>
            <text:p><text:span text:style-name="T10"><text:s text:c="3"/></text:span><text:span text:style-name="T10">push ebp</text:span></text:p>
            <text:p><text:span text:style-name="T10"><text:s text:c="3"/></text:span><text:span text:style-name="T10">mov ebp, esp</text:span></text:p>
            <text:p><text:span text:style-name="T10"><text:s text:c="3"/></text:span><text:span text:style-name="T10">; reserve space for buf</text:span></text:p>
            <text:p><text:span text:style-name="T10"><text:s text:c="3"/></text:span><text:span text:style-name="T10">sub esp, 256</text:span></text:p>
            <text:p><text:span text:style-name="T10"><text:s text:c="3"/></text:span><text:span text:style-name="T10">; do function call</text:span></text:p>
            <text:p><text:span text:style-name="T10"><text:s text:c="3"/></text:span><text:span text:style-name="T10">lea eax, [ebp-256]</text:span></text:p>
            <text:p><text:span text:style-name="T10"><text:s text:c="3"/></text:span><text:span text:style-name="T10">push eax ; addr of buf</text:span></text:p>
            <text:p><text:span text:style-name="T10"><text:s text:c="3"/></text:span><text:span text:style-name="T10">call gets</text:span></text:p>
            <text:p><text:span text:style-name="T10"><text:s text:c="3"/></text:span><text:span text:style-name="T10">; epilogue</text:span></text:p>
            <text:p><text:span text:style-name="T10"><text:s text:c="3"/></text:span><text:span text:style-name="T10">mov ebp, esp</text:span></text:p>
            <text:p><text:span text:style-name="T10"><text:s text:c="3"/></text:span><text:span text:style-name="T10">pop ebp</text:span></text:p>
            <text:p><text:span text:style-name="T10"><text:s text:c="3"/></text:span><text:span text:style-name="T10">ret</text:span></text:p>
            <text:p><text:span text:style-name="T10"><text:s text:c="3"/></text:span></text:p>
            <text:p><text:span text:style-name="T10"><text:s text:c="3"/></text:span></text:p>
            <text:p><text:span text:style-name="T10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 to Exploit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turn address is on the stack!</text:p>
                <text:list>
                  <text:list-item>
                    <text:p>If we can overflow a buffer on the stack, then we can overwrite the return address</text:p>
                    <text:list>
                      <text:list-item>
                        <text:p>Common vulnerabilities: gets(), scanf(“%s”), strcpy()</text:p>
                      </text:list-item>
                    </text:list>
                  </text:list-item>
                  <text:list-item>
                    <text:p>If we can overwrite the return address, we can run arbitrary code</text:p>
                  </text:list-item>
                  <text:list-item>
                    <text:p>LOTS of ways to exploit th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ditional Branching</text:p>
          </draw:text-box>
        </draw:frame>
        <draw:frame presentation:style-name="pr6" draw:layer="layout" svg:width="24.639cm" svg:height="15.914cm" svg:x="1.4cm" svg:y="4.914cm" presentation:class="outline" presentation:user-transformed="true">
          <draw:text-box>
            <text:list text:style-name="L2">
              <text:list-item>
                <text:p>Two steps:</text:p>
                <text:list>
                  <text:list-item>
                    <text:p>First, prepare your operands:</text:p>
                    <text:list>
                      <text:list-item>
                        <text:p>test a, b : performs a&amp;b and sets flags</text:p>
                        <text:list>
                          <text:list-item>
                            <text:p>Rarely used except to test bitmasks</text:p>
                          </text:list-item>
                        </text:list>
                      </text:list-item>
                      <text:list-item>
                        <text:p>cmp a, b : performs a-b and sets flags</text:p>
                        <text:list>
                          <text:list-item>
                            <text:p>Used very often – this is the one you definitely should know</text:p>
                          </text:list-item>
                        </text:list>
                      </text:list-item>
                    </text:list>
                  </text:list-item>
                  <text:list-item>
                    <text:p>Next, do the jump:</text:p>
                    <text:list>
                      <text:list-item>
                        <text:p>test</text:p>
                        <text:list>
                          <text:list-item>
                            <text:p>jz (jump if zero), jnz (jump if not zero)</text:p>
                          </text:list-item>
                        </text:list>
                      </text:list-item>
                      <text:list-item>
                        <text:p>cmp</text:p>
                        <text:list>
                          <text:list-item>
                            <text:p>je, jne</text:p>
                          </text:list-item>
                          <text:list-item>
                            <text:p>ja, jae, jb, jbe, jna, jnae, jnb, jnbe</text:p>
                          </text:list-item>
                          <text:list-item>
                            <text:p><text:s/>jg, jge, jl, jle, jng, jnge, jnl, jn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ditional Branching (example)</text:p>
          </draw:text-box>
        </draw:frame>
        <draw:frame draw:style-name="gr7" draw:text-style-name="P1" draw:layer="layout" svg:width="8.128cm" svg:height="15.585cm" svg:x="1.27cm" svg:y="4.989cm">
          <draw:text-box>
            <text:p><text:span text:style-name="T2">if (eax &lt; ebx)</text:span></text:p>
            <text:p><text:span text:style-name="T2"><text:s text:c="3"/></text:span><text:span text:style-name="T2">goto foo</text:span></text:p>
            <text:p><text:span text:style-name="T2"/></text:p>
            <text:p><text:span text:style-name="T2">if (eax &lt;= ebx)</text:span></text:p>
            <text:p><text:span text:style-name="T2"><text:s text:c="3"/></text:span><text:span text:style-name="T2">goto foo</text:span></text:p>
            <text:p><text:span text:style-name="T2"/></text:p>
            <text:p><text:span text:style-name="T2">if (eax &gt; ebx)</text:span></text:p>
            <text:p><text:span text:style-name="T2"><text:s text:c="3"/></text:span><text:span text:style-name="T2">goto foo</text:span></text:p>
            <text:p><text:span text:style-name="T2"/></text:p>
            <text:p><text:span text:style-name="T2">if (eax == ebx)</text:span></text:p>
            <text:p><text:span text:style-name="T2"><text:s text:c="3"/></text:span><text:span text:style-name="T2">goto foo</text:span></text:p>
            <text:p><text:span text:style-name="T2"/></text:p>
            <text:p><text:span text:style-name="T2">if (eax &amp; 1)</text:span></text:p>
            <text:p><text:span text:style-name="T2"><text:s text:c="3"/></text:span><text:span text:style-name="T2">goto foo</text:span></text:p>
            <text:p><text:span text:style-name="T2"/></text:p>
            <text:p><text:span text:style-name="T2">if (!(eax &amp; 1))</text:span></text:p>
            <text:p><text:span text:style-name="T2"><text:s text:c="3"/></text:span><text:span text:style-name="T2">goto foo</text:span></text:p>
          </draw:text-box>
        </draw:frame>
        <draw:frame draw:style-name="gr8" draw:text-style-name="P1" draw:layer="layout" svg:width="14.478cm" svg:height="15.585cm" svg:x="12.192cm" svg:y="4.826cm">
          <draw:text-box>
            <text:p><text:span text:style-name="T2">cmp eax, ebx</text:span></text:p>
            <text:p><text:span text:style-name="T2">jl foo</text:span></text:p>
            <text:p><text:span text:style-name="T2"/></text:p>
            <text:p><text:span text:style-name="T2">cmp eax, ebx</text:span></text:p>
            <text:p><text:span text:style-name="T2">jle foo</text:span></text:p>
            <text:p><text:span text:style-name="T2"/></text:p>
            <text:p><text:span text:style-name="T2">cmp eax, ebx</text:span></text:p>
            <text:p><text:span text:style-name="T2">jg foo</text:span></text:p>
            <text:p><text:span text:style-name="T2"/></text:p>
            <text:p><text:span text:style-name="T2">cmp eax, ebx <text:s text:c="2"/>; test eax, ebx</text:span></text:p>
            <text:p><text:span text:style-name="T2">je foo <text:s text:c="8"/>; jz foo</text:span></text:p>
            <text:p><text:span text:style-name="T2"/></text:p>
            <text:p><text:span text:style-name="T2">test eax 1</text:span></text:p>
            <text:p><text:span text:style-name="T2">jnz foo</text:span></text:p>
            <text:p><text:span text:style-name="T2"/></text:p>
            <text:p><text:span text:style-name="T2">test eax 1</text:span></text:p>
            <text:p><text:span text:style-name="T2">jz f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last instruction: mul</text:p>
          </draw:text-box>
        </draw:frame>
        <draw:frame presentation:style-name="pr6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To multiply integers, use the mul instruction</text:p>
              </text:list-item>
              <text:list-item>
                <text:p>This only takes one argument</text:p>
                <text:list>
                  <text:list-item>
                    <text:p>This multiplies eax with the argument</text:p>
                  </text:list-item>
                  <text:list-item>
                    <text:p>The result is stored in edx:eax</text:p>
                    <text:list>
                      <text:list-item>
                        <text:p>That is, the high 32 bits in edx, the low 32 bits in eax</text:p>
                      </text:list-item>
                      <text:list-item>
                        <text:p>Why do we need 2 registers?</text:p>
                        <text:list>
                          <text:list-item>
                            <text:p>(2<text:span text:style-name="T11">32</text:span> – 1) (2<text:span text:style-name="T11">32</text:span> – 1) = 2<text:span text:style-name="T11">64</text:span> – 2<text:span text:style-name="T11">33 </text:span>+ 1</text:p>
                          </text:list-item>
                          <text:list-item>
                            <text:p>We need 64 bits to store this value!</text:p>
                          </text:list-item>
                        </text:list>
                      </text:list-item>
                      <text:list-item>
                        <text:p>What if we don't care about the high bits?</text:p>
                        <text:list>
                          <text:list-item>
                            <text:p>Just use eax and ignore ed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6.35cm" svg:y="0.508cm" presentation:class="title" presentation:user-transformed="true">
          <draw:text-box>
            <text:p>So what is this?</text:p>
          </draw:text-box>
        </draw:frame>
        <draw:frame draw:style-name="gr9" draw:text-style-name="P13" draw:layer="layout" svg:width="13.202cm" svg:height="19.151cm" svg:x="14.23cm" svg:y="1.519cm">
          <draw:text-box>
            <text:p><text:span text:style-name="T12">global foo</text:span></text:p>
            <text:p><text:span text:style-name="T12">foo:</text:span></text:p>
            <text:p><text:span text:style-name="T12"><text:s text:c="4"/></text:span><text:span text:style-name="T12">push ebp</text:span></text:p>
            <text:p><text:span text:style-name="T12"><text:s text:c="4"/></text:span><text:span text:style-name="T12">mov ebp, esp</text:span></text:p>
            <text:p><text:span text:style-name="T12"><text:s text:c="4"/></text:span><text:span text:style-name="T12">mov eax, [ebp+8]</text:span></text:p>
            <text:p><text:span text:style-name="T12"><text:s text:c="4"/></text:span><text:span text:style-name="T12">cmp eax, 0</text:span></text:p>
            <text:p><text:span text:style-name="T12"><text:s text:c="4"/></text:span><text:span text:style-name="T12">jne bar</text:span></text:p>
            <text:p><text:span text:style-name="T12"><text:s text:c="4"/></text:span><text:span text:style-name="T12">inc eax</text:span></text:p>
            <text:p><text:span text:style-name="T12"><text:s text:c="4"/></text:span><text:span text:style-name="T12">jmp baz</text:span></text:p>
            <text:p><text:span text:style-name="T12">bar:</text:span></text:p>
            <text:p><text:span text:style-name="T12"><text:s text:c="4"/></text:span><text:span text:style-name="T12">dec eax</text:span></text:p>
            <text:p><text:span text:style-name="T12"><text:s text:c="4"/></text:span><text:span text:style-name="T12">push eax</text:span></text:p>
            <text:p><text:span text:style-name="T12"><text:s text:c="4"/></text:span><text:span text:style-name="T12">call foo</text:span></text:p>
            <text:p><text:span text:style-name="T12"><text:s text:c="4"/></text:span><text:span text:style-name="T12">pop ecx</text:span></text:p>
            <text:p><text:span text:style-name="T12"><text:s text:c="4"/></text:span><text:span text:style-name="T12">inc ecx</text:span></text:p>
            <text:p><text:span text:style-name="T12"><text:s text:c="4"/></text:span><text:span text:style-name="T12">mul ecx</text:span></text:p>
            <text:p><text:span text:style-name="T12">baz:</text:span></text:p>
            <text:p><text:span text:style-name="T12"><text:s text:c="4"/></text:span><text:span text:style-name="T12">mov esp, ebp</text:span></text:p>
            <text:p><text:span text:style-name="T12"><text:s text:c="4"/></text:span><text:span text:style-name="T12">pop ebp</text:span></text:p>
            <text:p><text:span text:style-name="T12"><text:s text:c="4"/></text:span><text:span text:style-name="T12">ret</text:span></text:p>
          </draw:text-box>
        </draw:frame>
        <draw:frame draw:style-name="gr10" draw:text-style-name="P13" draw:layer="layout" svg:width="13.202cm" svg:height="4.927cm" svg:x="1.028cm" svg:y="6.858cm">
          <draw:text-box>
            <text:p xml:id="id1" text:id="id1"><text:span text:style-name="T12">int fact(int x) {</text:span></text:p>
            <text:p xml:id="id2" text:id="id2"><text:span text:style-name="T12"><text:s text:c="3"/></text:span><text:span text:style-name="T12">if (x == 0) return 1;</text:span></text:p>
            <text:p xml:id="id3" text:id="id3"><text:span text:style-name="T12"><text:s text:c="3"/></text:span><text:span text:style-name="T12">return x * fact(x-1);</text:span></text:p>
            <text:p xml:id="id4" text:id="id4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 assembly faster than C?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 xml:id="id5" text:id="id5">YES, in a quick benchmark speedup = 1.196</text:p>
              </text:list-item>
              <text:list-item>
                <text:p xml:id="id6" text:id="id6">BUT, with optimizations...</text:p>
                <text:list>
                  <text:list-item>
                    <text:p xml:id="id7" text:id="id7">For gcc -O1, assembly was 1.327x SLOWER </text:p>
                  </text:list-item>
                  <text:list-item>
                    <text:p xml:id="id8" text:id="id8">For gcc -O4, assembly was 4.565x SLOWER</text:p>
                  </text:list-item>
                </text:list>
              </text:list-item>
              <text:list-item>
                <text:p xml:id="id9" text:id="id9">So what's the moral of the story?</text:p>
                <text:list>
                  <text:list-item>
                    <text:p xml:id="id10" text:id="id10">Knowing assembly is important for reverse engineering</text:p>
                  </text:list-item>
                  <text:list-item>
                    <text:p xml:id="id11" text:id="id11">But, you probably won't beat a compiler</text:p>
                    <text:list>
                      <text:list-item>
                        <text:p xml:id="id12" text:id="id12">It's much smarter than you. <text:s/>Deal with it.</text:p>
                      </text:list-item>
                    </text:list>
                  </text:list-item>
                  <text:list-item>
                    <text:p xml:id="id13" text:id="id13">Best performance usually comes from hand-tweaking the compiler's generated assembly.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Calls (Linux Specific)</text:p>
          </draw:text-box>
        </draw:frame>
        <draw:frame presentation:style-name="pr4" draw:layer="layout" svg:width="25.524cm" svg:height="15.914cm" svg:x="1.4cm" svg:y="4.914cm" presentation:class="outline" presentation:user-transformed="true">
          <draw:text-box>
            <text:list text:style-name="L2">
              <text:list-item>
                <text:p>Basically calling a kernel function</text:p>
              </text:list-item>
              <text:list-item>
                <text:p>Activated by triggering interrupt 0x80</text:p>
              </text:list-item>
              <text:list-item>
                <text:p>man section 2 covers syscalls (same as in C)</text:p>
                <text:list>
                  <text:list-item>
                    <text:p>Manpage documents when library changes something</text:p>
                  </text:list-item>
                </text:list>
              </text:list-item>
              <text:list-item>
                <text:p>Calling Convention:</text:p>
                <text:list>
                  <text:list-item>
                    <text:p>Syscall # in eax (see &lt;asm/unistd_32.h&gt;)</text:p>
                  </text:list-item>
                  <text:list-item>
                    <text:p>Args in ebx, ecx, edx, esi, edi, ebp, in that order</text:p>
                    <text:list>
                      <text:list-item>
                        <text:p>From left-to-right as they appear in man page/C</text:p>
                      </text:list-item>
                    </text:list>
                  </text:list-item>
                  <text:list-item>
                    <text:p>Return value in eax</text:p>
                    <text:list>
                      <text:list-item>
                        <text:p>A value in the range [-4095, -1] is an erro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1" draw:text-style-name="P8" draw:layer="layout" svg:width="25.908cm" svg:height="17.202cm" svg:x="1.524cm" svg:y="3.556cm">
          <draw:text-box>
            <text:p><text:span text:style-name="T1">[BITS 32]</text:span></text:p>
            <text:p><text:span text:style-name="T1"/></text:p>
            <text:p><text:span text:style-name="T1">; compile with `nasm -felf helloworld.asm`</text:span></text:p>
            <text:p><text:span text:style-name="T1">; link with `ld -o helloworld helloworld.o`</text:span></text:p>
            <text:p><text:span text:style-name="T1">; link (64-bit) with `ld -melf_i386 -o helloworld helloworld.o`</text:span></text:p>
            <text:p><text:span text:style-name="T1"/></text:p>
            <text:p><text:span text:style-name="T1">section .data</text:span></text:p>
            <text:p><text:span text:style-name="T1"><text:tab/></text:span><text:span text:style-name="T1">hello: <text:s text:c="4"/>db 'Hello, World!',10 ; 10 == '\n'</text:span></text:p>
            <text:p><text:span text:style-name="T1"><text:tab/></text:span><text:span text:style-name="T1">helloLen: <text:s/>dd $-hello</text:span></text:p>
            <text:p><text:span text:style-name="T1"/></text:p>
            <text:p><text:span text:style-name="T1">section .text</text:span></text:p>
            <text:p><text:span text:style-name="T1"><text:tab/></text:span><text:span text:style-name="T1">global _start</text:span></text:p>
            <text:p><text:span text:style-name="T1"/></text:p>
            <text:p><text:span text:style-name="T1">_start:</text:span></text:p>
            <text:p><text:span text:style-name="T1"><text:tab/></text:span><text:span text:style-name="T1">mov eax,4 <text:s text:c="11"/>; sys_write syscall #</text:span></text:p>
            <text:p><text:span text:style-name="T1"><text:tab/></text:span><text:span text:style-name="T1">mov ebx,1 <text:s text:c="11"/>; STDOUT_FILENO</text:span></text:p>
            <text:p><text:span text:style-name="T1"><text:tab/></text:span><text:span text:style-name="T1">mov ecx,hello <text:s text:c="7"/>; address of hello</text:span></text:p>
            <text:p><text:span text:style-name="T1"><text:tab/></text:span><text:span text:style-name="T1">mov edx,[helloLen] <text:s text:c="2"/>; constant</text:span></text:p>
            <text:p><text:span text:style-name="T1"><text:tab/></text:span><text:span text:style-name="T1">int 80h <text:s text:c="13"/>; call linux kernel</text:span></text:p>
            <text:p><text:span text:style-name="T1"/></text:p>
            <text:p><text:span text:style-name="T1"><text:tab/></text:span><text:span text:style-name="T1">mov eax,1 <text:s text:c="11"/>; sys_exit syscall #</text:span></text:p>
            <text:p><text:span text:style-name="T1"><text:tab/></text:span><text:span text:style-name="T1">mov ebx,0 <text:s text:c="11"/>; exit(0)</text:span></text:p>
            <text:p><text:span text:style-name="T1"><text:tab/></text:span><text:span text:style-name="T1">int 80h <text:s text:c="13"/>; syscall</text:span></text:p>
          </draw:text-box>
        </draw:frame>
        <draw:frame draw:style-name="gr3" draw:layer="layout" svg:width="22.52cm" svg:height="1.826cm" svg:x="2.88cm" svg:y="1.27cm">
          <draw:text-box>
            <text:p><text:span text:style-name="T13">Hello World, Linux x86 NASM style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for some shellcode...</text:p>
          </draw:text-box>
        </draw:frame>
        <draw:frame draw:style-name="gr3" draw:text-style-name="P8" draw:layer="layout" svg:width="27.553cm" svg:height="12.043cm" svg:x="0.133cm" svg:y="4.318cm">
          <draw:text-box>
            <text:p><text:span text:style-name="T1">[BITS 32]</text:span></text:p>
            <text:p><text:span text:style-name="T1"/></text:p>
            <text:p><text:span text:style-name="T1">; Note that we MUST have a valid stack for this to work!</text:span></text:p>
            <text:p><text:span text:style-name="T1"/></text:p>
            <text:p><text:span text:style-name="T1">xor ecx, ecx <text:s text:c="6"/>; zero ecx</text:span></text:p>
            <text:p><text:span text:style-name="T1">mul ecx <text:s text:c="11"/>; edx:eax = eax*ecx, i.e. zeros edx and eax</text:span></text:p>
            <text:p><text:span text:style-name="T1">mov al, 0xb <text:s text:c="7"/>; set eax to 0xb, syscall number for execve</text:span></text:p>
            <text:p><text:span text:style-name="T1">push ecx <text:s text:c="10"/>; pushes a zero onto the stack (stack is \0\0\0\0)</text:span></text:p>
            <text:p><text:span text:style-name="T1">push '//sh' <text:s text:c="7"/>; push '//sh' onto stack (stack is //sh\0\0\0\0)</text:span></text:p>
            <text:p><text:span text:style-name="T1">push 6e69622fh <text:s text:c="4"/>; push '/bin' onto stack (stack is /bin//sh\0\0\0\0)</text:span></text:p>
            <text:p><text:span text:style-name="T1">mov ebx, esp <text:s text:c="6"/>; set ebx (arg1: path) to stack pointer (“/bin//sh”)</text:span></text:p>
            <text:p><text:span text:style-name="T1">push ecx <text:s text:c="10"/>; push another zero (execve needs a NULL at the end)</text:span></text:p>
            <text:p><text:span text:style-name="T1">push ebx <text:s text:c="10"/>; push addr of "/bin//sh"</text:span></text:p>
            <text:p><text:span text:style-name="T1">mov ecx, esp <text:s text:c="6"/>; set ecx (arg2: argv) to ["/bin//sh", 0]</text:span></text:p>
            <text:p><text:span text:style-name="T1"><text:s text:c="19"/></text:span><text:span text:style-name="T1">; edx (arg3: envp) is already NULL from `mul ecx`</text:span></text:p>
            <text:p><text:span text:style-name="T1">int 80h <text:s text:c="11"/>; perform system c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86 vs amd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ew 64-bit 'r' registers (low 32-bits still accessible with 'e' register names)</text:p>
                <text:list>
                  <text:list-item>
                    <text:p>Any register with an 'e' name now has an 'r' name</text:p>
                  </text:list-item>
                  <text:list-item>
                    <text:p>e.g. rax instead of eax, rsp instead of esp</text:p>
                  </text:list-item>
                </text:list>
              </text:list-item>
              <text:list-item>
                <text:p>Additional registers r8-r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d64 Calling Conven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irst six arguments in rdi, rsi, rdx, rcx, r8, r9</text:p>
                <text:list>
                  <text:list-item>
                    <text:p>Left to right</text:p>
                  </text:list-item>
                </text:list>
              </text:list-item>
              <text:list-item>
                <text:p>Additional arguments pushed right to left</text:p>
                <text:list>
                  <text:list-item>
                    <text:p>i.e. return address directly below arg 7 in memory</text:p>
                  </text:list-item>
                </text:list>
              </text:list-item>
              <text:list-item>
                <text:p>The return value is passed in r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ux System Calls (amd64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riggered using the syscall instruction</text:p>
              </text:list-item>
              <text:list-item>
                <text:p>Calling Convention:</text:p>
                <text:list>
                  <text:list-item>
                    <text:p>Syscall # in rax (see &lt;asm/unistd_64.h&gt;)</text:p>
                  </text:list-item>
                  <text:list-item>
                    <text:p>Args in rdi, rsi, rdx, r10, r8, r9</text:p>
                  </text:list-item>
                  <text:list-item>
                    <text:p>rcx and r11 will be clobbered</text:p>
                  </text:list-item>
                  <text:list-item>
                    <text:p>Return value in rax</text:p>
                    <text:list>
                      <text:list-item>
                        <text:p>A value in the range [-4095, -1] is an erro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d64 shellcode</text:p>
          </draw:text-box>
        </draw:frame>
        <draw:frame draw:style-name="gr3" draw:layer="layout" svg:width="27.172cm" svg:height="13.491cm" svg:x="0.514cm" svg:y="5.255cm">
          <draw:text-box>
            <text:p><text:span text:style-name="T1">[BITS 64]</text:span></text:p>
            <text:p><text:span text:style-name="T1"/></text:p>
            <text:p><text:span text:style-name="T1">; Again, we need a valid stack</text:span></text:p>
            <text:p><text:span text:style-name="T1"/></text:p>
            <text:p><text:span text:style-name="T1">push 3bh <text:s text:c="15"/>; put 0x3b on the stack</text:span></text:p>
            <text:p><text:span text:style-name="T1">pop rax <text:s text:c="16"/>; set rax to 0x3b</text:span></text:p>
            <text:p><text:span text:style-name="T1">xor rdx, rdx <text:s text:c="11"/>; zero rdx</text:span></text:p>
            <text:p><text:span text:style-name="T1">mov rbx, '/bin//sh' <text:s text:c="4"/>; set rbx to "/bin//sh"</text:span></text:p>
            <text:p><text:span text:style-name="T1">push rdx <text:s text:c="15"/>; push 0</text:span></text:p>
            <text:p><text:span text:style-name="T1">push rbx <text:s text:c="15"/>; push "/bin//sh"</text:span></text:p>
            <text:p><text:span text:style-name="T1">push rsp <text:s text:c="15"/>; push stack pointer (i.e. addr of "/bin//sh")</text:span></text:p>
            <text:p><text:span text:style-name="T1">pop rdi <text:s text:c="16"/>; rdi (arg 1: path) points to "/bin//sh"</text:span></text:p>
            <text:p><text:span text:style-name="T1">push rdx <text:s text:c="15"/>; push 0</text:span></text:p>
            <text:p><text:span text:style-name="T1">push rdi <text:s text:c="15"/>; push ptr to path</text:span></text:p>
            <text:p><text:span text:style-name="T1">push rsp <text:s text:c="2"/></text:span></text:p>
            <text:p><text:span text:style-name="T1">pop rsi <text:s text:c="16"/>; rsi (arg 2: argv) points to ["/bin//sh",0]</text:span></text:p>
            <text:p><text:span text:style-name="T1">syscall <text:s text:c="16"/>; execve(path,argv,envp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Jr.</meta:initial-creator>
    <meta:creation-date>2013-09-02T18:44:48</meta:creation-date>
    <dc:date>2013-09-04T17:22:18</dc:date>
    <dc:creator>Robert Jr.</dc:creator>
    <meta:editing-duration>PT5H16M20S</meta:editing-duration>
    <meta:editing-cycles>18</meta:editing-cycles>
    <meta:generator>LibreOffice/3.5$Linux_X86_64 LibreOffice_project/350m1$Build-2</meta:generator>
    <meta:document-statistic meta:object-count="153"/>
  </office:meta>
</office:document-meta>
</file>